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artmentCodec.createInstance( DefaultJSONParser parser , 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Codec.DepartmentCodec( ParserConfig config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artmentCodec.deserialze( DefaultJSONParser parser , Type type , Object fieldName )</text:p>
          </table:table-cell>
          <table:table-cell office:value-type="float" office:value="47">
            <text:p text:style-name="Table_20_Contents">47</text:p>
          </table:table-cell>
          <table:table-cell office:value-type="float" office:value="62">
            <text:p text:style-name="Table_20_Contents">62</text:p>
          </table:table-cell>
          <table:table-cell office:value-type="float" office:value="159">
            <text:p text:style-name="Table_20_Contents">1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